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nuCheckboxExtensionTag.setLink( String navi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Onclick( String oncl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Rendered( String rende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Immediate( String immedi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nuCheckboxExtensionTag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nuCheckboxExtensionTag.setActionListener( String actio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Binding( String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RenderedPartially( String renderedPartial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Disabled( String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setTransition( String tran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nuCheckboxExtensionTag.doStartTag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2">
            <text:p text:style-name="Table_20_Contents"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